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kinator</text:p>
      <text:p text:style-name="Standard"/>
      <text:p text:style-name="Standard">A chaque tour :</text:p>
      <text:list xml:id="list3662902707056888271" text:style-name="L2">
        <text:list-item>
          <text:p text:style-name="P1">pose une question | ou propose une réponse</text:p>
          <text:list>
            <text:list-item>
              <text:p text:style-name="P1">bonne réponse =&gt; gagné</text:p>
            </text:list-item>
            <text:list-item>
              <text:p text:style-name="P1">mauvaise réponse =&gt; perdu</text:p>
              <text:list>
                <text:list-item>
                  <text:p text:style-name="P1">demande d'infos complémentaire :</text:p>
                  <text:list>
                    <text:list-item>
                      <text:p text:style-name="P1">demande la bonne réponse</text:p>
                    </text:list-item>
                    <text:list-item>
                      <text:p text:style-name="P1">demande une question pour faire la différence entre sa réponse et la bonne réponse</text:p>
                    </text:list-item>
                    <text:list-item>
                      <text:p text:style-name="P1">demande la réponse à cette quest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Début du jeu :</text:p>
      <text:list xml:id="list355533436015587667" text:style-name="L3">
        <text:list-item>
          <text:p text:style-name="P2">1 seule réponse connue =&gt; cheval</text:p>
        </text:list-item>
        <text:list-item>
          <text:p text:style-name="P2">à chaque mauvaise réponse :</text:p>
          <text:list>
            <text:list-item>
              <text:p text:style-name="P2">ajout d'une réponse possible et le chemin pour y accéder</text:p>
            </text:list-item>
          </text:list>
        </text:list-item>
      </text:list>
      <text:p text:style-name="Standard"/>
      <text:p text:style-name="Standard"/>
      <text:p text:style-name="Standard">Arbre de dé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moritz</meta:initial-creator>
    <meta:creation-date>2022-12-16T22:30:13.66</meta:creation-date>
    <meta:document-statistic meta:table-count="0" meta:image-count="0" meta:object-count="0" meta:page-count="1" meta:paragraph-count="14" meta:word-count="87" meta:character-count="441"/>
    <dc:date>2022-12-16T23:17:22.30</dc:date>
    <dc:creator>pierre moritz</dc:creator>
    <meta:editing-duration>PT16M48S</meta:editing-duration>
    <meta:editing-cycles>1</meta:editing-cycles>
    <meta:generator>OpenOffice/4.1.13$Win32 OpenOffice.org_project/4113m1$Build-9810</meta:generator>
  </office:meta>
</office:document-meta>
</file>